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64cm" svg:height="0.87cm" draw:z-index="0"><draw:image xlink:href="../../odt/images/0074.png" xlink:type="simple" xlink:show="embed" xlink:actuate="onLoad"/></draw:frame></text:p>
          </table:table-cell>
          <table:table-cell table:style-name="Table1.B1" office:value-type="string">
            <text:h text:style-name="P6" text:outline-level="1">Идеальное транспортное запаздывание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799cm" svg:height="1.3cm" draw:z-index="1"><draw:image xlink:href="../../odt/images/007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</text:span><text:span text:style-name="T7">у</text:span><text:span text:style-name="T4">равнением (ЛУ) с запаздыванием:</text:span></text:p>
            <text:p text:style-name="P3"><text:span text:style-name="T4"><draw:frame draw:style-name="fr3" draw:name="Объект1" text:anchor-type="as-char" svg:width="3.868cm" svg:height="0.62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2"><text:span text:style-name="T4">где</text:span><text:span text:style-name="T4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i-ый элемент входного сигнала в блок,</text:span><text:span text:style-name="T4"><draw:frame draw:style-name="fr3" draw:name="Object1" text:anchor-type="as-char" svg:width="2.002cm" svg:height="0.62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</text:span><text:span text:style-name="T5"> </text:span><text:span text:style-name="T7">значение </text:span><text:span text:style-name="T4">i-го элемента входного сигнала, запомненное в блоке</text:span><text:span text:style-name="T4"><draw:frame draw:style-name="fr3" draw:name="Object2" text:anchor-type="as-char" svg:width="0.64cm" svg:height="0.62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секунд назад, по отношению к текущему модельному времени;</text:span><text:span text:style-name="T4"><draw:frame draw:style-name="fr3" draw:name="Объект6" text:anchor-type="as-char" svg:width="0.64cm" svg:height="0.62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элемент вектора </text:span><text:span text:style-name="T7">времён запаздывания</text:span><text:span text:style-name="T4">,</text:span><text:span text:style-name="T4"><draw:frame draw:style-name="fr3" draw:name="Объект4" text:anchor-type="as-char" svg:width="1.182cm" svg:height="0.62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 (для скалярного варианта сигналов):</text:p>
            <text:p text:style-name="P3"><text:span text:style-name="T4"><draw:frame draw:style-name="fr3" draw:name="Объект5" text:anchor-type="as-char" svg:width="4.376cm" svg:height="0.90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</text:span></text:p>
            <text:p text:style-name="P2">поэтому пиктограмма данного блока имеет <text:span text:style-name="T6">аналогичный вид</text:span>.</text:p>
            <text:p text:style-name="P2">Размерности сигналов входа, выхода и вектора времён запаздывания должны совпадать.</text:p>
            <text:p text:style-name="P2"><text:span text:style-name="T1">Свойства</text:span>:</text:p>
            <text:list xml:id="list6644861230420714499" text:style-name="L1">
              <text:list-item>
                <text:p text:style-name="P4">Время запаздывания – вектор времён запаздывания<draw:frame draw:style-name="fr3" draw:name="Объект9" text:anchor-type="as-char" svg:width="0.64cm" svg:height="0.62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в секундах.</text:p>
              </text:list-item>
              <text:list-item>
                <text:p text:style-name="P4">Начальный размер стека – начальный размер массива, в котором сохраняются входные данные блока.</text:p>
              </text:list-item>
            </text:list>
            <text:p text:style-name="P5"><text:span text:style-name="T1">Примечание:</text:span> по умолчанию блок реализует «запаздывание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ое транспортное запаздывание</dc:title>
    <dc:date>2014-12-01T11:09:50.32</dc:date>
    <meta:generator>OpenOffice/4.1.1$Win32 OpenOffice.org_project/411m6$Build-9775</meta:generator>
    <meta:editing-duration>PT5H43M12S</meta:editing-duration>
    <meta:editing-cycles>117</meta:editing-cycles>
    <meta:document-statistic meta:table-count="1" meta:image-count="2" meta:object-count="8" meta:page-count="1" meta:paragraph-count="17" meta:word-count="128" meta:character-count="96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y_i(t) ~=~ u_i(t - T_i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u_i(t-T_i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sup>
        <mi>e</mi>
        <mrow>
          <mrow>
            <mrow>
              <mo stretchy="false">−</mo>
              <mi>T</mi>
            </mrow>
            <mo stretchy="false">⋅</mo>
            <mi>s</mi>
          </mrow>
        </mrow>
      </msup>
    </mrow>
    <annotation encoding="StarMath 5.0">W(s) ~=~  e^{-T cdot s}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